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Rank</text:p>
          </table:table-cell>
          <table:table-cell table:style-name="ce22" office:value-type="string">
            <text:p>Nature of Call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4" office:value-type="string">
            <text:p>911 Hang-up</text:p>
          </table:table-cell>
          <table:table-cell table:style-name="ce25" office:value-type="float" office:value="11312">
            <text:p>11,312</text:p>
          </table:table-cell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2" office:value-type="string">
            <text:p>See Complainant</text:p>
          </table:table-cell>
          <table:table-cell table:style-name="ce25" office:value-type="float" office:value="5735">
            <text:p>5,735</text:p>
          </table:table-cell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2" office:value-type="string">
            <text:p>Alarm, Burglary</text:p>
          </table:table-cell>
          <table:table-cell table:style-name="ce25" office:value-type="float" office:value="3300">
            <text:p>3,300</text:p>
          </table:table-cell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2" office:value-type="string">
            <text:p>Disturbance</text:p>
          </table:table-cell>
          <table:table-cell table:style-name="ce25" office:value-type="float" office:value="2652">
            <text:p>2,652</text:p>
          </table:table-cell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2" office:value-type="string">
            <text:p>Animal Control Call</text:p>
          </table:table-cell>
          <table:table-cell table:style-name="ce25" office:value-type="float" office:value="2308">
            <text:p>2,308</text:p>
          </table:table-cell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2" office:value-type="string">
            <text:p>Auto Accident</text:p>
          </table:table-cell>
          <table:table-cell table:style-name="ce25" office:value-type="float" office:value="2281">
            <text:p>2,281</text:p>
          </table:table-cell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27" office:value-type="string">
            <text:p>Suspicious Person</text:p>
          </table:table-cell>
          <table:table-cell table:style-name="ce25" office:value-type="float" office:value="2252">
            <text:p>2,252</text:p>
          </table:table-cell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24" office:value-type="string">
            <text:p>Reckless Driver</text:p>
          </table:table-cell>
          <table:table-cell table:style-name="ce25" office:value-type="float" office:value="1668">
            <text:p>1,668</text:p>
          </table:table-cell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27" office:value-type="string">
            <text:p>Larceny</text:p>
          </table:table-cell>
          <table:table-cell table:style-name="ce25" office:value-type="float" office:value="1593">
            <text:p>1,593</text:p>
          </table:table-cell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ce24" office:value-type="string">
            <text:p>Checking Building</text:p>
          </table:table-cell>
          <table:table-cell table:style-name="ce25" office:value-type="float" office:value="1523">
            <text:p>1,5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